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Connect a Sixaxis through bluetooth</text:p>
      <text:p text:style-name="Standard"/>
      <text:p text:style-name="Standard"/>
      <text:p text:style-name="P3">In order to connect a Sixaxis through bluetooth, it needs to be paired first. Without it, the Sixaxis will refuse to connect.</text:p>
      <text:p text:style-name="P3">You will also need a bluetooth dongle (unless your PC has internal bluetooth)</text:p>
      <text:p text:style-name="P3">If you already paired your Sixaxis or you're running a PS3 right now, skip the next step.</text:p>
      <text:p text:style-name="P6">NOTE: <text:span text:style-name="T2">A v2.0 (or better) bluetooth dongle is necessary. Old bluetooth dongles will not work.</text:span></text:p>
      <text:p text:style-name="P3"/>
      <text:p text:style-name="P3">To pair a Sixaxis, you will have to connect it through USB. Also make sure the bluetooth dongle is connected and that it works (can you connect a cellphone to the PC?)</text:p>
      <text:p text:style-name="P3">Then, in QtSixA, click on the menu “Tasks” -&gt; “Pair Sixaxis to the PC”.</text:p>
      <text:p text:style-name="P3">If it all goes well, sixpair (the program used for pairing) will report something like this:</text:p>
      <text:p text:style-name="P4">Current Bluetooth master: 00:80:5a:65:bc:ba</text:p>
      <text:p text:style-name="P4">Setting master bd_addr to 00:80:5a:65:bc:ba</text:p>
      <text:p text:style-name="P6">NOTE: <text:span text:style-name="T2">PS3 users will always have to re-pair the Sixaxis to connect it to a PC after previously played in the PS3</text:span></text:p>
      <text:p text:style-name="P6">NOTE: <text:span text:style-name="T2">Remove the USB cable after pairing if you want to go wireless.</text:span></text:p>
      <text:p text:style-name="P7"/>
      <text:p text:style-name="P7">The next thing to do is just pressing the PS button. Usually, after a few seconds, the leds of the Sixaxis will change and animate – it connected.</text:p>
      <text:p text:style-name="P7">If the Sixaxis doesn't not connect this way (just keeps blinking all 4 leds), try using the menu option “Force Connection”.</text:p>
      <text:p text:style-name="P7">If even this way it won't connect, wait until it stops blinking, then try running:</text:p>
      <text:p text:style-name="P5">sixad --stop</text:p>
      <text:p text:style-name="P5">sixad</text:p>
      <text:p text:style-name="P7">in a terminal and press the PS button again.</text:p>
      <text:p text:style-name="P7"/>
      <text:p text:style-name="P7">If you're sure that bluetooth works in your system and the Sixaxis is not broken:</text:p>
      <text:p text:style-name="P7">Please mail me if it still doesn't connect – falktx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04:23</dc:date>
    <meta:editing-duration>PT00H55M29S</meta:editing-duration>
    <meta:editing-cycles>41</meta:editing-cycles>
    <meta:generator>OpenOffice.org/3.1$Unix OpenOffice.org_project/310m19$Build-9420</meta:generator>
    <meta:document-statistic meta:table-count="0" meta:image-count="0" meta:object-count="0" meta:page-count="1" meta:paragraph-count="21" meta:word-count="287" meta:character-count="1593"/>
  </office:meta>
</office:document-meta>
</file>